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2e025" officeooo:paragraph-rsid="0002e025"/>
    </style:style>
    <style:style style:name="P2" style:family="paragraph" style:parent-style-name="Standard">
      <style:text-properties fo:color="#a5d6ff" loext:opacity="100%" style:font-name="Droid Sans Mono" fo:font-size="10.5pt" fo:font-weight="normal" officeooo:rsid="0002e025" officeooo:paragraph-rsid="0002e025" fo:background-color="#0d11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igos de falla</text:p>
      <text:p text:style-name="P1"/>
      <text:p text:style-name="P1">Chain: 001</text:p>
      <text:p text:style-name="P1"/>
      <text:p text:style-name="P2">Error: 001, ¡lo sentimos!, esta intentando cargar una lectura o formato erróneo. Rechazado por el servidor, por favor valide la documentacion e intente nuevamente 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09:40:00.732400912</meta:creation-date>
    <dc:date>2025-06-02T09:41:51.460686312</dc:date>
    <meta:editing-duration>PT1M51S</meta:editing-duration>
    <meta:editing-cycles>1</meta:editing-cycles>
    <meta:document-statistic meta:table-count="0" meta:image-count="0" meta:object-count="0" meta:page-count="1" meta:paragraph-count="3" meta:word-count="29" meta:character-count="189" meta:non-whitespace-character-count="162"/>
    <meta:generator>LibreOffice/7.4.7.2$Linux_X86_64 LibreOffice_project/40$Build-2</meta:generator>
  </office:meta>
</office:document-meta>
</file>